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0pt" fo:text-shadow="1pt 1pt" fo:font-weight="bold" style:font-name-asian="Menlo-Regular" style:font-size-asian="10pt" style:font-weight-asian="bold" style:font-name-complex="Menlo-Regular" style:font-size-complex="10pt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c1c1c" style:font-name="Menlo-Regular" fo:font-size="10pt" fo:text-shadow="1pt 1pt" fo:font-weight="bold" style:font-name-asian="Menlo-Regular" style:font-size-asian="10pt" style:font-weight-asian="bold" style:font-name-complex="Menlo-Regular" style:font-size-complex="10p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text-shadow="1pt 1pt"/>
    </style:style>
    <style:style style:name="P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10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fo:font-weight="normal" fo:background-color="#ffff00" style:font-name-asian="Menlo-Regular" style:font-size-asian="11pt" style:font-weight-asian="normal" style:font-name-complex="Menlo-Regular" style:font-size-complex="11pt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text-autospace="none" style:join-border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text-autospace="none" style:join-border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text-shadow="1pt 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Docker Cmd</text:p>
      <text:p text:style-name="P6">//Docker Version</text:p>
      <text:p text:style-name="P3"><text:tab/>$ docker –version</text:p>
      <text:p text:style-name="P3"/>
      <text:p text:style-name="P5">//Docker image downloading</text:p>
      <text:p text:style-name="P3"><text:tab/>$ docker pull ubuntu:15.04</text:p>
      <text:p text:style-name="P3"/>
      <text:p text:style-name="P5">//Docker Downloaded images</text:p>
      <text:p text:style-name="P3"><text:tab/>$ docker images</text:p>
      <text:p text:style-name="P3"/>
      <text:p text:style-name="P5">//Docker port setup for runing on other Hosts from Existing Host</text:p>
      <text:p text:style-name="P7"><text:tab/>$ <text:span text:style-name="T1">docker run -it -p <text:s/>0.0.0.0:5000:8181 ubuntu:15.04 (versions like 15.04,15.10......)</text:span></text:p>
      <text:p text:style-name="P3"/>
      <text:p text:style-name="P5">//Docker List of Images</text:p>
      <text:p text:style-name="P3"><text:tab/>$ ls -l</text:p>
      <text:p text:style-name="P3"/>
      <text:p text:style-name="P5">//Docker OS Update</text:p>
      <text:p text:style-name="P3"><text:tab/>#apt-get update</text:p>
      <text:p text:style-name="P3"/>
      <text:p text:style-name="P5">//Docker Packages Downloading</text:p>
      <text:p text:style-name="P3"># apt-get install clang-3.4 libicu-dev openssl libssl-dev uuid-dev libicu-dev git vim</text:p>
      <text:p text:style-name="P3"/>
      <text:p text:style-name="P5">//Docker Packages Update(optional)</text:p>
      <text:p text:style-name="P3"><text:span text:style-name="T2"><text:tab/>#</text:span><text:span text:style-name="T3"> apt-get update</text:span></text:p>
      <text:p text:style-name="P1"/>
      <text:p text:style-name="P2">//Download Web Packages</text:p>
      <text:p text:style-name="P1"># apt-get install wget</text:p>
      <text:p text:style-name="P1">.....</text:p>
      <text:p text:style-name="P2">//Download Wget Realses((from Swift.org)for Packages </text:p>
      <text:p text:style-name="P2">//Download from web or copy from our floder</text:p>
      <text:p text:style-name="P3"><text:span text:style-name="T2">//download from terminal is <text:s/>below</text:span><text:span text:style-name="T3"> </text:span></text:p>
      <text:p text:style-name="P1"/>
      <text:p text:style-name="P3"><text:span text:style-name="T3"><text:tab/>#wget </text:span><text:a xlink:type="simple" xlink:href="https://swift.org/builds/swift-3.0.1-release/ubuntu1510/swift-3.0.1-RELEASE/swift-3.0.1-RELEASE-ubuntu15.10.tar.gz" text:style-name="Internet_20_link" text:visited-style-name="Visited_20_Internet_20_Link"><text:span text:style-name="T3">https://swift.org/builds/swift-3.0.1-release/ubuntu1510/swift-3.0.1-RELEASE/swift-3.0.1-RELEASE-ubuntu15.10.tar.gz</text:span></text:a></text:p>
      <text:p text:style-name="P1"/>
      <text:p text:style-name="P1"/>
      <text:p text:style-name="P1">//untar</text:p>
      <text:p text:style-name="P1">#tar -zxvf swift-3.0.1-RELEASE-ubuntu15.10.tar.gz</text:p>
      <text:p text:style-name="P1"/>
      <text:p text:style-name="P1">//</text:p>
      <text:p text:style-name="P1">ls- l</text:p>
      <text:p text:style-name="P1"/>
      <text:p text:style-name="P1">//</text:p>
      <text:p text:style-name="P4">export PATH=/swift-3.0.1-RELEASE-ubuntu15.10/usr/bin:"${PATH}"</text:p>
      <text:p text:style-name="P1">//</text:p>
      <text:p text:style-name="P1">swift –version</text:p>
      <text:p text:style-name="P1"/>
      <text:p text:style-name="P1">//</text:p>
      <text:p text:style-name="P1"><text:s/>apt-get install libcurl4-openssl-dev</text:p>
      <text:p text:style-name="P1">//</text:p>
      <text:p text:style-name="P1"><text:s/>swift package init --type excutable </text:p>
      <text:p text:style-name="P1"><text:soft-page-break/></text:p>
      <text:p text:style-name="P1">.//</text:p>
      <text:p text:style-name="P1"># apt-get install libxml2</text:p>
      <text:p text:style-name="P1"/>
      <text:p text:style-name="P1">//</text:p>
      <text:p text:style-name="P1"># swift package init --type excutable</text:p>
      <text:p text:style-name="P1">//</text:p>
      <text:p text:style-name="P1"># vi Package.swift</text:p>
      <text:p text:style-name="P1"/>
      <text:p text:style-name="P1"/>
      <text:p text:style-name="P1">go to helloworld cd Sources</text:p>
      <text:p text:style-name="P1">#/helloworld/Sources# ls</text:p>
      <text:p text:style-name="P1">cd ..</text:p>
      <text:p text:style-name="P1"># swift build</text:p>
      <text:p text:style-name="P1"># apt-get install clang</text:p>
      <text:p text:style-name="P1"/>
      <text:p text:style-name="P2">//Exit</text:p>
      <text:p text:style-name="P1">#exit</text:p>
      <text:p text:style-name="P1"/>
      <text:p text:style-name="P11"/>
      <text:p text:style-name="P1">Perfect Server Usage</text:p>
      <text:p text:style-name="P1"/>
      <text:p text:style-name="P1"># mkdir DemoServers1</text:p>
      <text:p text:style-name="P1"># cd DemoServers1</text:p>
      <text:p text:style-name="P1">/DemoServers1# mkdir DemoPerfect</text:p>
      <text:p text:style-name="P1">~/DemoServers1# ls</text:p>
      <text:p text:style-name="P1">~/DemoServers1# cd DemoPerfect/</text:p>
      <text:p text:style-name="P1">~/DemoServers1/DemoPerfect# ls</text:p>
      <text:p text:style-name="P1">~/DemoServers1/DemoPerfect# git clone <text:a xlink:type="simple" xlink:href="https://github.com/PerfectlySoft/PerfectTemplate.git" text:style-name="Internet_20_link" text:visited-style-name="Visited_20_Internet_20_Link">https://github.com/PerfectlySoft/PerfectTemplate.git</text:a></text:p>
      <text:p text:style-name="P1">~/DemoServers1/DemoPerfect# ls</text:p>
      <text:p text:style-name="P1">~/DemoServers1/DemoPerfect# ls-l</text:p>
      <text:p text:style-name="P1">~/DemoServers1/DemoPerfect# cd PerfectTemplate/</text:p>
      <text:p text:style-name="P1">~/DemoServers1/DemoPerfect/PerfectTemplate# ls</text:p>
      <text:p text:style-name="P10">open virtualbox and setup uor network </text:p>
      <text:p text:style-name="P10">open Sources --&gt; main.swift--&gt;Add routes</text:p>
      <text:p text:style-name="P1"/>
      <text:p text:style-name="P1"/>
      <text:p text:style-name="P1">~/DemoServers1/DemoPerfect/PerfectTemplate# swift build</text:p>
      <text:p text:style-name="P1">~/DemoServers1/DemoPerfect/PerfectTemplate# .build/debug/PerfectTemplate</text:p>
      <text:p text:style-name="P1"/>
      <text:p text:style-name="P1"/>
      <text:p text:style-name="P1"/>
      <text:p text:style-name="P1"/>
      <text:p text:style-name="P11"/>
      <text:p text:style-name="P1">Vapor:</text:p>
      <text:p text:style-name="P1">~/DemoServers1/Demovaper# apt-get install curl</text:p>
      <text:p text:style-name="P1">~/DemoServers1/Demovaper# apt-get install sudo</text:p>
      <text:p text:style-name="P1">~/DemoServers1/Demovaper# curl -sL swift.vapor.sh/ubuntu | bash</text:p>
      <text:p text:style-name="P1">~/DemoServers1/Demovaper# curl -sL check.vapor.sh | bash <text:s text:c="2"/></text:p>
      <text:p text:style-name="P1"><text:soft-page-break/>~/DemoServers1/Demovaper# curl -sL toolbox.vapor.sh | bash <text:s text:c="2"/></text:p>
      <text:p text:style-name="P1"/>
      <text:p text:style-name="P1">~/DemoServers1/Demovaper# vapor new hello</text:p>
      <text:p text:style-name="P1">~/DemoServers1/Demovaper# ls -l</text:p>
      <text:p text:style-name="P1">~/DemoServers1/Demovaper# cd hello</text:p>
      <text:p text:style-name="P1">~/DemoServers1/Demovaper/hello # ls -l</text:p>
      <text:p text:style-name="P1">~/DemoServers1/Demovaper/hello #cd App</text:p>
      <text:p text:style-name="P1">~/DemoServers1/Demovaper/hello /App</text:p>
      <text:p text:style-name="P1">Open Main.swift</text:p>
      <text:p text:style-name="P1"/>
      <text:p text:style-name="P1"/>
      <text:p text:style-name="P1"/>
      <text:p text:style-name="P1">change port id in config—server.swift</text:p>
      <text:p text:style-name="P1">~/DemoServers1/Demovaper/hello# vapor build</text:p>
      <text:p text:style-name="P1">~/DemoServers1/Demovaper/hello# vapor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1T16:31:15</meta:creation-date>
    <dc:date>2016-12-21T17:51:01</dc:date>
    <meta:editing-duration>PT1H19M35S</meta:editing-duration>
    <meta:editing-cycles>12</meta:editing-cycles>
    <meta:generator>OpenOffice/4.1.1$Unix OpenOffice.org_project/411m6$Build-9775</meta:generator>
    <meta:document-statistic meta:table-count="0" meta:image-count="0" meta:object-count="0" meta:page-count="3" meta:paragraph-count="81" meta:word-count="269" meta:character-count="2491"/>
  </office:meta>
</office:document-meta>
</file>